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a64f" officeooo:paragraph-rsid="0016a64f"/>
    </style:style>
    <style:style style:name="P2" style:family="paragraph" style:parent-style-name="Standard">
      <style:text-properties fo:color="#c5000b" officeooo:rsid="00174068" officeooo:paragraph-rsid="00174068"/>
    </style:style>
    <style:style style:name="P3" style:family="paragraph" style:parent-style-name="Standard">
      <style:text-properties fo:color="#000000" officeooo:rsid="0019935e" officeooo:paragraph-rsid="0019935e"/>
    </style:style>
    <style:style style:name="P4" style:family="paragraph" style:parent-style-name="Standard">
      <style:text-properties fo:color="#ff3300" officeooo:rsid="0019935e" officeooo:paragraph-rsid="0019935e"/>
    </style:style>
    <style:style style:name="P5" style:family="paragraph" style:parent-style-name="Standard">
      <style:text-properties fo:color="#ff3300" officeooo:rsid="0016a64f" officeooo:paragraph-rsid="0016a64f"/>
    </style:style>
    <style:style style:name="P6" style:family="paragraph" style:parent-style-name="Standard">
      <style:text-properties fo:color="#ff3300" officeooo:paragraph-rsid="0019935e"/>
    </style:style>
    <style:style style:name="P7" style:family="paragraph" style:parent-style-name="Standard">
      <style:text-properties fo:color="#ff0000" officeooo:rsid="00174068" officeooo:paragraph-rsid="00174068"/>
    </style:style>
    <style:style style:name="P8" style:family="paragraph" style:parent-style-name="Standard">
      <style:text-properties fo:color="#aecf00" officeooo:rsid="0016a64f" officeooo:paragraph-rsid="0016a64f"/>
    </style:style>
    <style:style style:name="P9" style:family="paragraph" style:parent-style-name="Standard">
      <style:text-properties fo:color="#66cc00" officeooo:rsid="0016a64f" officeooo:paragraph-rsid="0016a64f"/>
    </style:style>
    <style:style style:name="P10" style:family="paragraph" style:parent-style-name="Standard" style:list-style-name="L1">
      <style:text-properties fo:color="#66cc00" officeooo:rsid="0016a64f" officeooo:paragraph-rsid="0016a64f"/>
    </style:style>
    <style:style style:name="P11" style:family="paragraph" style:parent-style-name="Standard" style:list-style-name="L2">
      <style:text-properties fo:color="#66cc00" officeooo:rsid="0016a64f" officeooo:paragraph-rsid="0016a64f"/>
    </style:style>
    <style:style style:name="P12" style:family="paragraph" style:parent-style-name="Standard">
      <style:text-properties fo:color="#66cc00" officeooo:rsid="0018e596" officeooo:paragraph-rsid="0018e596"/>
    </style:style>
    <style:style style:name="P13" style:family="paragraph" style:parent-style-name="Standard">
      <style:text-properties officeooo:rsid="001be347" officeooo:paragraph-rsid="001be347"/>
    </style:style>
    <style:style style:name="P14" style:family="paragraph" style:parent-style-name="Standard" style:list-style-name="L1">
      <style:paragraph-properties fo:margin-left="2.501cm" fo:margin-right="0cm" fo:text-indent="-0.635cm" style:auto-text-indent="false"/>
      <style:text-properties fo:color="#66cc00" officeooo:rsid="0016a64f" officeooo:paragraph-rsid="0016a64f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color="#66cc00" officeooo:rsid="0016a64f" officeooo:paragraph-rsid="0018e596"/>
    </style:style>
    <style:style style:name="T1" style:family="text">
      <style:text-properties officeooo:rsid="0018e596"/>
    </style:style>
    <style:style style:name="T2" style:family="text">
      <style:text-properties officeooo:rsid="0019935e"/>
    </style:style>
    <style:style style:name="T3" style:family="text">
      <style:text-properties fo:color="#c5000b"/>
    </style:style>
    <style:style style:name="T4" style:family="text">
      <style:text-properties fo:color="#c5000b" officeooo:rsid="0019935e"/>
    </style:style>
    <style:style style:name="T5" style:family="text">
      <style:text-properties officeooo:rsid="001a1de1"/>
    </style:style>
    <style:style style:name="T6" style:family="text">
      <style:text-properties officeooo:rsid="001be347"/>
    </style:style>
    <style:style style:name="T7" style:family="text">
      <style:text-properties fo:color="#ff3300"/>
    </style:style>
    <style:style style:name="T8" style:family="text">
      <style:text-properties fo:color="#ff3300" officeooo:rsid="001be3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ego de Rol 1º DAM</text:p>
      <text:p text:style-name="P1"/>
      <text:p text:style-name="P13">ROJO: YAFAR</text:p>
      <text:p text:style-name="P13">NEGRO : FRANKI </text:p>
      <text:p text:style-name="P13">VERDE: ACORDADO.</text:p>
      <text:p text:style-name="P5"/>
      <text:p text:style-name="P4">BASES DE JUEGO:</text:p>
      <text:p text:style-name="P4"/>
      <text:p text:style-name="P4">A) Las batallas sera siempre 1vs1 pudiendo ser pvp o pve y por turnos con un dado único de 20 caras.</text:p>
      <text:p text:style-name="P4"/>
      <text:p text:style-name="P4">B) Los personajes contarán con 4 habilidades propias más 1 especial.</text:p>
      <text:p text:style-name="P4"><text:tab/><text:span text:style-name="T5">b</text:span>1) La habilidad especial solo podrá ser usada 1 vez por combate.</text:p>
      <text:p text:style-name="P4"/>
      <text:p text:style-name="P4">C) Las habilidades surtirán efecto si en el dado se saca +10 y fallará si se saca 10 o menos, salvo en los casos en que la habilidad especifique otra cosa.</text:p>
      <text:p text:style-name="P4"/>
      <text:p text:style-name="P4">D) Los ataques realizados se podran esquivar si el adversario saca 17 o mas, salvo que la esquiva este potenciada con agilidad (velocidad).</text:p>
      <text:p text:style-name="P4"/>
      <text:p text:style-name="P6"><text:span text:style-name="T2">E) Los personajes aumentaran de experiencia y por ende de nivel. <text:s/>(Intentar que no se necesite mucha experiencia para subir, como mucho 3 o 4 combates ganados). El nivel máximo sera 5.</text:span></text:p>
      <text:p text:style-name="P4"><text:tab/>e1) Por cada nivel se podra asignar 1 punto a una de las características básicas (vit,fuerza,pm,aglidad) .</text:p>
      <text:p text:style-name="P4"/>
      <text:p text:style-name="P4">F) <text:span text:style-name="T6">Existiran objetos únicos e iguales para los personajes, esto sera 3 pociones de salud que se gastaran y gastarán turno a su vez.</text:span></text:p>
      <text:p text:style-name="P4"><text:span text:style-name="T6"><text:tab/>f1)Hay que determinar la cantidad que cura, posiblemente +10.</text:span></text:p>
      <text:p text:style-name="P1"/>
      <text:p text:style-name="P1"/>
      <text:p text:style-name="P9">Personajes:</text:p>
      <text:list xml:id="list6486485052825524445" text:style-name="L1">
        <text:list-item>
          <text:p text:style-name="P10">Básico</text:p>
        </text:list-item>
        <text:list-item>
          <text:p text:style-name="P14">Nombre usuario</text:p>
        </text:list-item>
        <text:list-item>
          <text:p text:style-name="P14">Clase</text:p>
        </text:list-item>
        <text:list-item>
          <text:p text:style-name="P14">100 VIT</text:p>
        </text:list-item>
        <text:list-item>
          <text:p text:style-name="P14">100 Fuerza</text:p>
        </text:list-item>
        <text:list-item>
          <text:p text:style-name="P14">100 Agilidad</text:p>
          <text:p text:style-name="P15"/>
        </text:list-item>
        <text:list-item>
          <text:p text:style-name="P10">Guerrero:</text:p>
        </text:list-item>
      </text:list>
      <text:p text:style-name="P9"><text:s text:c="2"/><text:tab/>+20 Fuerza</text:p>
      <text:p text:style-name="P9"><text:tab/>+20 VIT</text:p>
      <text:p text:style-name="P9"><text:tab/>-30 Agilidad</text:p>
      <text:p text:style-name="P9"/>
      <text:list xml:id="list6390106401445164235" text:style-name="L2">
        <text:list-item>
          <text:p text:style-name="P11">Mago</text:p>
          <text:p text:style-name="P11">-<text:span text:style-name="T1">2</text:span>0 Fuerza</text:p>
          <text:p text:style-name="P11">-20 VIT</text:p>
          <text:p text:style-name="P11">0 Agilidad</text:p>
        </text:list-item>
        <text:list-item>
          <text:p text:style-name="P11">Arquero</text:p>
          <text:p text:style-name="P11">-30 Fuerza</text:p>
          <text:p text:style-name="P11">-10 VIT</text:p>
          <text:p text:style-name="P11">+25 Agilidad</text:p>
        </text:list-item>
        <text:list-item>
          <text:p text:style-name="P11"><text:soft-page-break/>Pícaro</text:p>
          <text:p text:style-name="P11">+10 Fuerza</text:p>
          <text:p text:style-name="P11">0 VIT</text:p>
          <text:p text:style-name="P11">+40 Agilidad</text:p>
        </text:list-item>
      </text:list>
      <text:p text:style-name="P9"/>
      <text:p text:style-name="P9">Sistema de juego:</text:p>
      <text:p text:style-name="P9"/>
      <text:p text:style-name="P12">- Fase 1 y 2:</text:p>
      <text:p text:style-name="P12">1º Tirada de dado para atacar</text:p>
      <text:p text:style-name="P12">2º Recibe o no el ataque (falla o no)</text:p>
      <text:p text:style-name="P12">3º Esquivar o no el ataque </text:p>
      <text:p text:style-name="P12">4º Tirada de dado para atacar</text:p>
      <text:p text:style-name="P12">5º Recibe o no el ataque</text:p>
      <text:p text:style-name="P12">6º Esquivar o no el ataque</text:p>
      <text:p text:style-name="P8"/>
      <text:p text:style-name="P7">Propongo como habilidades espciales:</text:p>
      <text:p text:style-name="P7"/>
      <text:p text:style-name="P7">Guerrero: GolpeFuerte (quita +150% pero pierde 1 turno)</text:p>
      <text:p text:style-name="P7">Mago: AutoHeal</text:p>
      <text:p text:style-name="P7">Arquero: Rafaga (3 tiros)</text:p>
      <text:p text:style-name="P7">Picaro: Evasion (esquiva 100%)</text:p>
      <text:p text:style-name="P7"/>
      <text:p text:style-name="P7">PD; Escribid cada uno de un color para entendernos.</text:p>
      <text:p text:style-name="P2"/>
      <text:p text:style-name="P2"/>
      <text:p text:style-name="P3">FICHA PERSONAJES</text:p>
      <text:p text:style-name="P3"><text:s text:c="2"/>Ficha de personajes</text:p>
      <text:p text:style-name="P4"><text:s text:c="2"/><text:span text:style-name="T6">NO HAS INCLUIDO LAS HABILIDADES ESPCIALES NO??</text:span></text:p>
      <text:p text:style-name="P3"><text:s text:c="2"/>Guerrero:</text:p>
      <text:p text:style-name="P3">- Mandoble matamagos 20</text:p>
      <text:p text:style-name="P3">Si el enemigo es un mago, el enemigo recibe +10 de daño</text:p>
      <text:p text:style-name="P3"/>
      <text:p text:style-name="P3">- Liberar armadura</text:p>
      <text:p text:style-name="P3">A cambio de 10 de VIT, aumenta 20 en Fuerza</text:p>
      <text:p text:style-name="P3"/>
      <text:p text:style-name="P3">- Filo devastador</text:p>
      <text:p text:style-name="P3">Ocasiona 20 puntos de daño básico.</text:p>
      <text:p text:style-name="P3"/>
      <text:p text:style-name="P3">- Cadena de combos -&gt; 10</text:p>
      <text:p text:style-name="P3">Tira un dado, si saca <text:span text:style-name="T3">10 ó</text:span> más, realiza de nuevo el ataque y vuelve a tirar hasta que falle.</text:p>
      <text:p text:style-name="P3">El enemigo no puede esquivar los combos.</text:p>
      <text:p text:style-name="P3"/>
      <text:p text:style-name="P3"/>
      <text:p text:style-name="P3"><text:s text:c="2"/>Mago: <text:span text:style-name="T8">HAY QUE DETERMINAR QUE ATAQUES SON MAS EFECTIVOS CONTRA QUE PERSONAJES</text:span></text:p>
      <text:p text:style-name="P3">- Piro 20</text:p>
      <text:p text:style-name="P3">Lanza una llama contra el enemigo </text:p>
      <text:p text:style-name="P3"/>
      <text:p text:style-name="P3">- Electro 20</text:p>
      <text:p text:style-name="P3">Lanza un rayo contra el enemigo</text:p>
      <text:p text:style-name="P3"/>
      <text:p text:style-name="P3">- Hielo 20</text:p>
      <text:p text:style-name="P3"><text:soft-page-break/>Genera una ventisca, del cual el jugador tira <text:span text:style-name="T8">el dado</text:span><text:span text:style-name="T7">.</text:span> </text:p>
      <text:p text:style-name="P3"/>
      <text:p text:style-name="P3">Si sale <text:span text:style-name="T8">12</text:span> o más, el enemigo es congelado y no puede atacar en 3 turnos.</text:p>
      <text:p text:style-name="P3"/>
      <text:p text:style-name="P3">NOTA: Si ataca con fuego o recibe daño de fuego, pasa el efecto antes</text:p>
      <text:p text:style-name="P3"/>
      <text:p text:style-name="P3">- Cura </text:p>
      <text:p text:style-name="P3">Sana el 40% de la vida, pero solo lo puede usar cada 2 turnos <text:span text:style-name="T8">(Esto es mucho deberia poder usarlo 1 vez por partida)</text:span><text:span text:style-name="T7">.</text:span></text:p>
      <text:p text:style-name="P3"/>
      <text:p text:style-name="P3"><text:s text:c="2"/>Arquero:</text:p>
      <text:p text:style-name="P3"><text:s text:c="2"/></text:p>
      <text:p text:style-name="P3">- Disparo múltiple-&gt; 15</text:p>
      <text:p text:style-name="P3">Tira otra vez si acierta la primera tirada</text:p>
      <text:p text:style-name="P3"/>
      <text:p text:style-name="P3">- Señuelo</text:p>
      <text:p text:style-name="P3">Tira un dado, si sale <text:span text:style-name="T6">12</text:span> o más, evita el ataque</text:p>
      <text:p text:style-name="P3"/>
      <text:p text:style-name="P3">- Campo de púas</text:p>
      <text:p text:style-name="P3">-10 <text:span text:style-name="T8">(lo veo mucho, pondria 5 como daño blanco)</text:span> al enemigo durante 5 turnos</text:p>
      <text:p text:style-name="P3"/>
      <text:p text:style-name="P3">- Afirmar punteria</text:p>
      <text:p text:style-name="P3">Pierde un turno a cambio de no tener que tirar disparo múltiple <text:span text:style-name="T8">(No lo entiendo)</text:span></text:p>
      <text:p text:style-name="P3"/>
      <text:p text:style-name="P3"><text:s text:c="2"/>Pícaro</text:p>
      <text:p text:style-name="P3">- Dagas explosivas -&gt;15</text:p>
      <text:p text:style-name="P3">Tira un dado <text:span text:style-name="T6">y</text:span> si sale <text:span text:style-name="T6">17</text:span> o <text:span text:style-name="T6">20</text:span>, ocasiona +15 de daño <text:span text:style-name="T8">(Durante cuantos turnos o solo ese ataque?)</text:span></text:p>
      <text:p text:style-name="P3"/>
      <text:p text:style-name="P3">- Puñadala trapera -&gt;20</text:p>
      <text:p text:style-name="P3">Si es el primer movimiento, realiza un +15</text:p>
      <text:p text:style-name="P3"/>
      <text:p text:style-name="P3">- Cadenas infortunas</text:p>
      <text:p text:style-name="P3">El enemigo no puede esquivar, pero solo puede usarse una vez por combate <text:span text:style-name="T8">(Esta es la especial)</text:span></text:p>
      <text:p text:style-name="P3"/>
      <text:p text:style-name="P3">- Pantalla de humo</text:p>
      <text:p text:style-name="P3">Tira un dado, si sale <text:span text:style-name="T6">10</text:span> o más, evita el combate y pasa a la siguiente fase sin ganar experiencia.</text:p>
      <text:p text:style-name="P3">Si falla, tiene que esperar 3 turno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2:36:48.175000000</meta:creation-date>
    <dc:date>2013-11-28T10:29:55.138000000</dc:date>
    <meta:editing-duration>PT9M53S</meta:editing-duration>
    <meta:editing-cycles>6</meta:editing-cycles>
    <meta:generator>LibreOffice/4.1.1.2$Windows_x86 LibreOffice_project/7e4286b58adc75a14f6d83f53a03b6c11fa2903</meta:generator>
    <meta:document-statistic meta:table-count="0" meta:image-count="0" meta:object-count="0" meta:page-count="3" meta:paragraph-count="96" meta:word-count="665" meta:character-count="3444" meta:non-whitespace-character-count="2865"/>
  </office:meta>
</office:document-meta>
</file>